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Arial Black" svg:font-family="'Arial Black'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3.15cm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1-title-Title-Slide-title">
      <style:graphic-properties fo:min-height="2.432cm"/>
    </style:style>
    <style:style style:name="pr5" style:family="presentation" style:parent-style-name="Master1-Layout1-title-Title-Slide-outline1">
      <style:graphic-properties fo:min-height="4.349cm"/>
    </style:style>
    <style:style style:name="pr6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itle-and-Content-notes">
      <style:graphic-properties draw:fill-color="#ffffff" fo:min-height="13.364cm"/>
    </style:style>
    <style:style style:name="pr9" style:family="presentation" style:parent-style-name="Master1-Layout2-obj-Title-and-Content-title">
      <style:graphic-properties fo:min-height="3.682cm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.635cm" fo:margin-right="0cm" fo:margin-top="0.353cm" fo:margin-bottom="0cm" fo:line-height="60%" fo:text-align="start" fo:text-indent="-0.635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.353cm" fo:margin-bottom="0cm" fo:line-height="60%" fo:text-align="start" fo:text-indent="0cm" style:punctuation-wrap="hanging" style:writing-mode="lr-tb">
        <style:tab-stops/>
      </style:paragraph-properties>
    </style:style>
    <style:style style:name="P10" style:family="paragraph">
      <style:text-properties style:font-name="Liberation Sans2" fo:font-size="20pt" style:font-size-asian="20pt" style:font-size-complex="20pt"/>
    </style:style>
    <style:style style:name="P11" style:family="paragraph">
      <style:paragraph-properties fo:margin-top="1.3cm" fo:margin-bottom="0.5cm"/>
      <style:text-properties style:font-name="Liberation Sans2" fo:font-size="20pt" style:font-size-asian="20pt" style:font-size-complex="20pt"/>
    </style:style>
    <style:style style:name="P12" style:family="paragraph">
      <loext:graphic-properties draw:fill="none"/>
      <style:text-properties style:font-name="Liberation Sans2"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style:font-name="Arial" fo:font-size="26pt" fo:font-weight="normal" style:font-size-asian="26pt" style:font-weight-asian="normal" style:font-size-complex="26pt" style:font-weight-complex="normal"/>
    </style:style>
    <style:style style:name="T10" style:family="text">
      <style:text-properties style:font-name="Liberation Sans2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5.4cm" svg:height="6.632cm" svg:x="4.233cm" svg:y="3.118cm" presentation:class="title">
          <draw:text-box>
            <text:p text:style-name="P1"><text:span text:style-name="T1">ADC STM32F3</text:span></text:p>
          </draw:text-box>
        </draw:frame>
        <draw:frame draw:name="Subtitle 2" presentation:style-name="pr2" draw:text-style-name="P2" draw:layer="layout" svg:width="25.4cm" svg:height="4.599cm" svg:x="4.233cm" svg:y="10.006cm" presentation:class="subtitle">
          <draw:text-box>
            <text:p text:style-name="P3"><text:span text:style-name="T2">Electrical Characterist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1-title-Title-Slide" presentation:presentation-page-layout-name="AL1T33">
        <draw:frame presentation:style-name="pr4" draw:layer="layout" svg:width="24.2cm" svg:height="2.432cm" svg:x="3.6cm" svg:y="0.768cm" presentation:class="title" presentation:user-transformed="true">
          <draw:text-box>
            <text:p>STM32F3</text:p>
          </draw:text-box>
        </draw:frame>
        <draw:frame presentation:style-name="pr5" draw:layer="layout" svg:width="33.2cm" svg:height="15.45cm" svg:x="0cm" svg:y="3.6cm" presentation:class="outline" presentation:user-transformed="true">
          <draw:text-box>
            <text:list text:style-name="L2">
              <text:list-item>
                <text:p>Each STM32F3 ADC is a 12-bit successive approximation ADC</text:p>
              </text:list-item>
              <text:list-item>
                <text:p>Each ADC has up to 18 multiplexed channels allowing the</text:p>
                <text:p>measurements of up to 16 external sources and up to 4 internal</text:p>
                <text:p>sources.</text:p>
              </text:list-item>
              <text:list-item>
                <text:p>A/D conversion can be performed in:</text:p>
              </text:list-item>
            </text:list>
            <text:list text:style-name="L3">
              <text:list-header>
                <text:p><text:s/>1) Single or multiple channels,</text:p>
              </text:list-header>
            </text:list>
            <text:list text:style-name="L2">
              <text:list-header>
                <text:p><text:s/>2) Discontinuous or continuous conversion mode,</text:p>
                <text:p><text:s/>3) Regular or injected mode,</text:p>
                <text:p><text:s/>4) Single or dual (simultaneous) mode</text:p>
              </text:list-header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2T18">
        <draw:frame draw:name="Title 1" presentation:style-name="pr6" draw:text-style-name="P2" draw:layer="layout" svg:width="29.21cm" svg:height="3.682cm" svg:x="2.328cm" svg:y="1.014cm" presentation:class="title">
          <draw:text-box>
            <text:p text:style-name="P5"><text:span text:style-name="T3">Conversion voltage range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6"><text:span text:style-name="T4">Min: 0V</text:span></text:p>
              </text:list-item>
              <text:list-item>
                <text:p text:style-name="P6"><text:span text:style-name="T4">Max: Vref+</text:span></text:p>
              </text:list-item>
            </text:list>
            <text:list text:style-name="L5">
              <text:list-item>
                <text:p text:style-name="P7"><text:span text:style-name="T4">VREF+ <text:s/>is between 2 <text:s/>to VDDA</text:span></text:p>
              </text:list-item>
              <text:list-item>
                <text:p text:style-name="P7"><text:span text:style-name="T4">VDDA = 2.0 to 3.6 V: </text:span></text:p>
              </text:list-item>
              <text:list-item>
                <text:p text:style-name="P7"><text:span text:style-name="T4">Four ADCs 0.20 μS (up to 39 channels) with</text:span></text:p>
              </text:list-item>
              <text:list-item>
                <text:p text:style-name="P7"><text:span text:style-name="T4">selectable resolution of 12/10/8/6 bits, 0 to</text:span></text:p>
              </text:list-item>
              <text:list-item>
                <text:p text:style-name="P7"><text:span text:style-name="T4">3.6 V conversion range, single</text:span></text:p>
              </text:list-item>
              <text:list-item>
                <text:p text:style-name="P7"><text:span text:style-name="T4">ended/differential input, separate analog supply</text:span></text:p>
              </text:list-item>
              <text:list-item>
                <text:p text:style-name="P7"><text:span text:style-name="T4">from 2 to 3.6</text:span></text:p>
              </text:list-item>
              <text:list-item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" presentation:style-name="pr6" draw:text-style-name="P2" draw:layer="layout" svg:width="29.21cm" svg:height="3.682cm" svg:x="2.328cm" svg:y="1.014cm" presentation:class="title">
          <draw:text-box>
            <text:p text:style-name="P5"><text:span text:style-name="T3">ADC Analog Power Supply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 presentation:user-transformed="true">
          <draw:text-box>
            <text:list text:style-name="L4">
              <text:list-item>
                <text:p text:style-name="P6"><text:span text:style-name="T4">Min: 2v <text:s text:c="2"/>Max:3.6v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/></text:p>
              </text:list-item>
            </text:list>
            <text:list text:style-name="L5">
              <text:list-item>
                <text:p text:style-name="P7"><text:span text:style-name="T4"/></text:p>
              </text:list-item>
              <text:list-item>
                <text:p text:style-name="P7"><text:span text:style-name="T4">Maximum current consumption at best performance:</text:span></text:p>
              </text:list-item>
            </text:list>
            <text:list text:style-name="L4">
              <text:list-item>
                <text:p text:style-name="P6"><text:span text:style-name="T4">Min: 907uA <text:s text:c="2"/>Max:1033uA</text:span></text:p>
              </text:list-item>
            </text:list>
            <text:list text:style-name="L5">
              <text:list-item>
                <text:p text:style-name="P7"><text:span text:style-name="T4"/></text:p>
              </text:list-item>
              <text:list-item>
                <text:p text:style-name="P7"><text:span text:style-name="T4"/></text:p>
              </text:list-item>
              <text:list-item>
                <text:p text:style-name="P7"><text:span text:style-name="T4"/></text:p>
              </text:list-item>
              <text:list-item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draw:frame draw:name="Title 1" presentation:style-name="pr6" draw:text-style-name="P2" draw:layer="layout" svg:width="29.21cm" svg:height="3.682cm" svg:x="2.328cm" svg:y="1.014cm" presentation:class="title">
          <draw:text-box>
            <text:p text:style-name="P5"><text:span text:style-name="T3">Sampling Frequency</text:span><text:span text:style-name="T3"><text:line-break/></text:span><text:span text:style-name="T3"/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5">Min: 0.14MHz <text:s text:c="5"/>Max: 72MHz</text:span></text:p>
              </text:list-item>
            </text:list>
            <text:list text:style-name="L5">
              <text:list-item>
                <text:p text:style-name="P9"><text:span text:style-name="T5">Sampling Rate:</text:span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>For 12 bit: </text:span></text:p>
              </text:list-item>
              <text:list-item>
                <text:p text:style-name="P9"><text:span text:style-name="T5">Min: 0.01 *MSPS <text:s text:c="3"/>Max:5.14 MSPS</text:span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>*</text:span><text:span text:style-name="T7"> </text:span><text:span text:style-name="T5"><text:s/></text:span><text:span text:style-name="T8">Million Samples per secon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draw:frame presentation:style-name="pr9" draw:layer="layout" svg:width="29.21cm" svg:height="3.682cm" svg:x="2.328cm" svg:y="1.014cm" presentation:class="title" presentation:user-transformed="true">
          <draw:text-box>
            <text:p>ADC clock</text:p>
          </draw:text-box>
        </draw:frame>
        <draw:frame draw:style-name="gr2" draw:text-style-name="P12" draw:layer="layout" svg:width="30.6cm" svg:height="13.4cm" svg:x="1.8cm" svg:y="4.6cm">
          <draw:text-box>
            <text:p text:style-name="P10"><text:span text:style-name="T9"/></text:p>
            <text:p text:style-name="P11"><text:span text:style-name="T9">The ADC clock is derived from the PLL output. It can reach 72 MHz and can be divided by the following prescalers values: 1,2,4,6,8,10,12,16,32,64,128 or 256. It is asynchronous to the AHB clock. Alternatively, the ADC clock can be derived from the AHB clock of the ADC bus interface, divided by a programmable factor (1, 2 or </text:span><text:span text:style-name="T10">4)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Arial Black" svg:font-family="'Arial Black'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5-02">5/2/18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4.848cm" svg:height="11.136cm" svg:x="3.075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Click to edit Master title 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Click to edit Master subtitle 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5-02">5/2/18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5-02">5/2/18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Click to edit Master title 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5-02">5/2/18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5-02">5/2/18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5-02">5/2/18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5-02">5/2/18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5-02">5/2/18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Edit Master text styles</text:span><text:span text:style-name="MT1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5-02">5/2/18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Click to edit Master 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5-02">5/2/18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5-02">5/2/18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8-05-02">5/2/18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ADC STM32</dc:title>
    <meta:initial-creator>Windows User</meta:initial-creator>
    <meta:creation-date>2018-04-24T06:35:17Z</meta:creation-date>
    <dc:date>2018-05-02T01:39:23.204341310</dc:date>
    <meta:editing-cycles>4</meta:editing-cycles>
    <meta:editing-duration>PT32M35S</meta:editing-duration>
    <meta:document-statistic meta:object-count="171"/>
  </office:meta>
</office:document-meta>
</file>